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26:17.104518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3:31:25.491719615</dc:date>
    <meta:editing-duration>P3DT5H5M1S</meta:editing-duration>
    <meta:editing-cycles>325</meta:editing-cycles>
    <meta:generator>LibreOffice/6.3.4.2.0$Linux_X86_64 LibreOffice_project/30$Build-2</meta:generator>
    <meta:document-statistic meta:table-count="1" meta:cell-count="925" meta:object-count="0"/>
  </office:meta>
</office:document-meta>
</file>